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StarSymbol" svg:font-family="StarSymbo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hapter_20_Number" style:master-page-name="Standard">
      <style:paragraph-properties style:page-number="auto"/>
      <style:text-properties fo:font-variant="normal" fo:text-transform="none" fo:font-size="9pt" fo:background-color="#ff0000"/>
    </style:style>
    <style:style style:name="P2" style:family="paragraph" style:parent-style-name="Code">
      <style:text-properties fo:font-style="normal" fo:font-weight="normal" style:font-style-asian="normal" style:font-weight-asian="normal" style:font-style-complex="normal" style:font-weight-complex="normal"/>
    </style:style>
    <style:style style:name="P3" style:family="paragraph" style:parent-style-name="Body_20_Text_20_Cont">
      <style:text-properties fo:font-weight="normal" style:font-weight-asian="normal" style:font-weight-complex="normal"/>
    </style:style>
    <style:style style:name="P4" style:family="paragraph" style:parent-style-name="Body_20_Text">
      <style:text-properties fo:font-weight="normal" style:font-weight-asian="normal" style:font-weight-complex="normal"/>
    </style:style>
    <style:style style:name="P5" style:family="paragraph" style:parent-style-name="Code">
      <style:text-properties fo:font-style="normal" fo:font-weight="normal" style:font-style-asian="normal" style:font-weight-asian="normal" style:font-style-complex="normal" style:font-weight-complex="normal"/>
    </style:style>
    <style:style style:name="P6" style:family="paragraph" style:parent-style-name="Code">
      <style:text-properties fo:font-weight="normal" style:font-weight-asian="normal" style:font-weight-complex="normal"/>
    </style:style>
    <style:style style:name="P7" style:family="paragraph" style:parent-style-name="Body_20_Text_20_Cont">
      <style:text-properties fo:font-weight="normal" style:font-weight-asian="normal" style:font-weight-complex="normal"/>
    </style:style>
    <style:style style:name="P8" style:family="paragraph" style:parent-style-name="Body_20_Text_20_Cont">
      <style:text-properties fo:font-weight="bold" style:font-weight-asian="bold" style:font-weight-complex="bold"/>
    </style:style>
    <style:style style:name="P9" style:family="paragraph" style:parent-style-name="Body_20_Text">
      <style:text-properties fo:font-weight="normal" style:font-weight-asian="normal" style:font-weight-complex="normal"/>
    </style:style>
    <style:style style:name="P10" style:family="paragraph" style:parent-style-name="Body_20_Text">
      <style:text-properties fo:font-style="normal" fo:font-weight="normal" style:font-style-asian="normal" style:font-weight-asian="normal" style:font-style-complex="normal" style:font-weight-complex="normal"/>
    </style:style>
    <style:style style:name="P11" style:family="paragraph" style:parent-style-name="Code_20_Caption">
      <style:text-properties fo:font-style="italic" style:font-style-asian="italic" style:font-style-complex="italic"/>
    </style:style>
    <style:style style:name="P12" style:family="paragraph" style:parent-style-name="Code_20_Last">
      <style:text-properties fo:font-weight="normal" style:font-weight-asian="normal" style:font-weight-complex="normal"/>
    </style:style>
    <style:style style:name="P13" style:family="paragraph" style:parent-style-name="Code_20_First">
      <style:text-properties fo:font-style="normal" fo:font-weight="normal" style:font-style-asian="normal" style:font-weight-asian="normal" style:font-style-complex="normal" style:font-weight-complex="normal"/>
    </style:style>
    <style:style style:name="P14" style:family="paragraph" style:parent-style-name="Code_20_First">
      <style:text-properties fo:font-weight="normal" style:font-weight-asian="normal" style:font-weight-complex="normal"/>
    </style:style>
    <style:style style:name="P15" style:family="paragraph" style:parent-style-name="Body_20_Text">
      <style:text-properties fo:font-weight="normal" style:font-weight-asian="normal" style:font-weight-complex="normal"/>
    </style:style>
    <style:style style:name="P16" style:family="paragraph" style:parent-style-name="Body_20_Text_20_Cont">
      <style:text-properties fo:font-weight="normal" style:font-weight-asian="normal" style:font-weight-complex="normal"/>
    </style:style>
    <style:style style:name="P17" style:family="paragraph" style:parent-style-name="Code">
      <style:text-properties fo:font-style="normal" fo:font-weight="normal" style:font-style-asian="normal" style:font-weight-asian="normal" style:font-style-complex="normal" style:font-weight-complex="normal"/>
    </style:style>
    <style:style style:name="P18" style:family="paragraph" style:parent-style-name="Chapter_20_Number" style:master-page-name="Standard">
      <style:paragraph-properties style:page-number="auto"/>
      <style:text-properties fo:font-variant="normal" fo:text-transform="none" fo:font-size="9pt" fo:background-color="#ff0000"/>
    </style:style>
    <style:style style:name="P19" style:family="paragraph" style:parent-style-name="Chapter_20_Number" style:master-page-name="Standard">
      <style:paragraph-properties style:page-number="auto"/>
      <style:text-properties fo:font-variant="normal" fo:text-transform="none" fo:font-size="9pt" fo:background-color="#ff0000"/>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font-style-asian="normal" style:font-style-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number:number-style style:name="N0">
      <number:number number:min-integer-digits="1"/>
    </number:number-style>
  </office:automatic-styles>
  <office:body>
    <office:text text:use-soft-page-breaks="true">
      <office:forms form:automatic-focus="false" form:apply-design-mode="false"/>
      <text:tracked-changes>
        <text:changed-region text:id="ct140668312">
          <text:deletion>
            <office:change-info>
              <dc:creator>Ray Lischner</dc:creator>
              <dc:date>2008-09-20T21:40:00</dc:date>
            </office:change-info>
            <text:p text:style-name="P1">FG: sorry it is so long since I last reviewed a chapter that I have lost track of how I added comments. This chapter has a single cooment as a note at the end.</text:p>
          </text:deletion>
        </text:changed-region>
        <text:changed-region text:id="ct140281632">
          <text:insertion>
            <office:change-info>
              <dc:creator>Ray Lischner</dc:creator>
              <dc:date>2008-09-21T08:51:00</dc:date>
            </office:change-info>
          </text:insertion>
        </text:changed-region>
        <text:changed-region text:id="ct143961288">
          <text:insertion>
            <office:change-info>
              <dc:creator>Ray Lischner</dc:creator>
              <dc:date>2008-09-21T08:55:00</dc:date>
            </office:change-info>
          </text:insertion>
        </text:changed-region>
        <text:changed-region text:id="ct141693760">
          <text:insertion>
            <office:change-info>
              <dc:creator>Ray Lischner</dc:creator>
              <dc:date>2008-09-21T08:56:00</dc:date>
            </office:change-info>
          </text:insertion>
        </text:changed-region>
        <text:changed-region text:id="ct139469408">
          <text:deletion>
            <office:change-info>
              <dc:creator>Ray Lischner</dc:creator>
              <dc:date>2008-09-21T08:55:00</dc:date>
            </office:change-info>
            <text:p text:style-name="Body_20_Text_20_First"><text:span text:style-name="T1">You’re probably familiar with </text:span><text:span text:style-name="T2">make</text:span><text:span text:style-name="T1"> and similar programs. </text:span></text:p>
          </text:deletion>
        </text:changed-region>
        <text:changed-region text:id="ct145236456">
          <text:insertion>
            <office:change-info>
              <dc:creator>Ray Lischner</dc:creator>
              <dc:date>2008-09-21T08:56:00</dc:date>
            </office:change-info>
          </text:insertion>
        </text:changed-region>
        <text:changed-region text:id="ct141069272">
          <text:insertion>
            <office:change-info>
              <dc:creator>Ray Lischner</dc:creator>
              <dc:date>2008-09-21T08:57:00</dc:date>
            </office:change-info>
          </text:insertion>
        </text:changed-region>
        <text:changed-region text:id="ct140196936">
          <text:insertion>
            <office:change-info>
              <dc:creator>Ray Lischner</dc:creator>
              <dc:date>2008-09-21T12:02:00</dc:date>
            </office:change-info>
          </text:insertion>
        </text:changed-region>
        <text:changed-region text:id="ct144855904">
          <text:deletion>
            <office:change-info>
              <dc:creator>Ray Lischner</dc:creator>
              <dc:date>2008-09-21T12:03:00</dc:date>
            </office:change-info>
            <text:p text:style-name="Body_20_Text"><text:span text:style-name="T1">a </text:span></text:p>
          </text:deletion>
        </text:changed-region>
        <text:changed-region text:id="ct143971848">
          <text:insertion>
            <office:change-info>
              <dc:creator>Ray Lischner</dc:creator>
              <dc:date>2008-09-21T12:03:00</dc:date>
            </office:change-info>
          </text:insertion>
        </text:changed-region>
        <text:changed-region text:id="ct144851984">
          <text:deletion>
            <office:change-info>
              <dc:creator>Ray Lischner</dc:creator>
              <dc:date>2008-09-21T12:03:00</dc:date>
            </office:change-info>
            <text:p text:style-name="Body_20_Text"><text:span text:style-name="T1">y</text:span></text:p>
          </text:deletion>
        </text:changed-region>
        <text:changed-region text:id="ct143868928">
          <text:insertion>
            <office:change-info>
              <dc:creator>Ray Lischner</dc:creator>
              <dc:date>2008-09-21T08:57:00</dc:date>
            </office:change-info>
          </text:insertion>
        </text:changed-region>
        <text:changed-region text:id="ct140703544">
          <text:deletion>
            <office:change-info>
              <dc:creator>Ray Lischner</dc:creator>
              <dc:date>2008-09-21T08:57:00</dc:date>
            </office:change-info>
            <text:p text:style-name="Body_20_Text"><text:span text:style-name="T1">P</text:span></text:p>
          </text:deletion>
        </text:changed-region>
        <text:changed-region text:id="ct141697032">
          <text:insertion>
            <office:change-info>
              <dc:creator>Ray Lischner</dc:creator>
              <dc:date>2008-09-21T08:57:00</dc:date>
            </office:change-info>
          </text:insertion>
        </text:changed-region>
        <text:changed-region text:id="ct144095016">
          <text:insertion>
            <office:change-info>
              <dc:creator>Ray Lischner</dc:creator>
              <dc:date>2008-09-21T09:00:00</dc:date>
            </office:change-info>
          </text:insertion>
        </text:changed-region>
        <text:changed-region text:id="ct143854992">
          <text:insertion>
            <office:change-info>
              <dc:creator>Ray Lischner</dc:creator>
              <dc:date>2008-09-21T08:58:00</dc:date>
            </office:change-info>
          </text:insertion>
        </text:changed-region>
        <text:changed-region text:id="ct152528320">
          <text:deletion>
            <office:change-info>
              <dc:creator>Ray Lischner</dc:creator>
              <dc:date>2008-09-21T09:03:00</dc:date>
            </office:change-info>
            <text:p text:style-name="Body_20_Text"><text:span text:style-name="T1">(Performing the build is beyond the scope of this book.) </text:span></text:p>
          </text:deletion>
        </text:changed-region>
        <text:changed-region text:id="ct143445680">
          <text:insertion>
            <office:change-info>
              <dc:creator>Ray Lischner</dc:creator>
              <dc:date>2008-09-21T09:07:00</dc:date>
            </office:change-info>
          </text:insertion>
        </text:changed-region>
        <text:changed-region text:id="ct144241440">
          <text:deletion>
            <office:change-info>
              <dc:creator>Ray Lischner</dc:creator>
              <dc:date>2008-09-21T09:04:00</dc:date>
            </office:change-info>
            <text:p text:style-name="Body_20_Text"><text:span text:style-name="T1">(For more information about topological sort, see </text:span><text:span text:style-name="T2">Introduction to Algorithms</text:span><text:span text:style-name="T1">, by T. H. Cormen, C. E. Leiserson, and R. L. Rivest, 1990 MIT Press. My solution implements exercise 23.4-5.) </text:span></text:p>
          </text:deletion>
        </text:changed-region>
        <text:changed-region text:id="ct141493608">
          <text:insertion>
            <office:change-info>
              <dc:creator>Ray Lischner</dc:creator>
              <dc:date>2008-09-21T09:05:00</dc:date>
            </office:change-info>
          </text:insertion>
        </text:changed-region>
        <text:changed-region text:id="ct144276928">
          <text:insertion>
            <office:change-info>
              <dc:creator>Ray Lischner</dc:creator>
              <dc:date>2008-09-21T09:07:00</dc:date>
            </office:change-info>
          </text:insertion>
        </text:changed-region>
        <text:changed-region text:id="ct144533936">
          <text:insertion>
            <office:change-info>
              <dc:creator>Ray Lischner</dc:creator>
              <dc:date>2008-09-21T09:07:00</dc:date>
            </office:change-info>
          </text:insertion>
        </text:changed-region>
        <text:changed-region text:id="ct143815472">
          <text:insertion>
            <office:change-info>
              <dc:creator>Ray Lischner</dc:creator>
              <dc:date>2008-09-21T09:05:00</dc:date>
            </office:change-info>
          </text:insertion>
        </text:changed-region>
        <text:changed-region text:id="ct140270080">
          <text:deletion>
            <office:change-info>
              <dc:creator>Ray Lischner</dc:creator>
              <dc:date>2008-09-21T09:09:00</dc:date>
            </office:change-info>
            <text:p text:style-name="P2"/>
            <text:p text:style-name="P2"><text:s text:c="7"/></text:p>
          </text:deletion>
        </text:changed-region>
        <text:changed-region text:id="ct152173424">
          <text:deletion>
            <office:change-info>
              <dc:creator>Ray Lischner</dc:creator>
              <dc:date>2008-09-21T09:08:00</dc:date>
            </office:change-info>
            <text:p text:style-name="P2">++iter</text:p>
          </text:deletion>
        </text:changed-region>
        <text:changed-region text:id="ct145359760">
          <text:deletion>
            <office:change-info>
              <dc:creator>Ray Lischner</dc:creator>
              <dc:date>2008-09-21T09:09:00</dc:date>
            </office:change-info>
            <text:p text:style-name="P2"/>
            <text:p text:style-name="P2"><text:s text:c="7"/></text:p>
          </text:deletion>
        </text:changed-region>
        <text:changed-region text:id="ct143434424">
          <text:insertion>
            <office:change-info>
              <dc:creator>Ray Lischner</dc:creator>
              <dc:date>2008-09-21T09:08:00</dc:date>
            </office:change-info>
          </text:insertion>
        </text:changed-region>
        <text:changed-region text:id="ct144815744">
          <text:insertion>
            <office:change-info>
              <dc:creator>Ray Lischner</dc:creator>
              <dc:date>2008-09-21T12:09:00</dc:date>
            </office:change-info>
          </text:insertion>
        </text:changed-region>
        <text:changed-region text:id="ct144831624">
          <text:insertion>
            <office:change-info>
              <dc:creator>Ray Lischner</dc:creator>
              <dc:date>2008-09-21T12:10:00</dc:date>
            </office:change-info>
          </text:insertion>
        </text:changed-region>
        <text:changed-region text:id="ct143412040">
          <text:insertion>
            <office:change-info>
              <dc:creator>Ray Lischner</dc:creator>
              <dc:date>2008-09-21T09:08:00</dc:date>
            </office:change-info>
          </text:insertion>
        </text:changed-region>
        <text:changed-region text:id="ct143463872">
          <text:insertion>
            <office:change-info>
              <dc:creator>Ray Lischner</dc:creator>
              <dc:date>2008-09-21T09:09:00</dc:date>
            </office:change-info>
          </text:insertion>
        </text:changed-region>
        <text:changed-region text:id="ct152563216">
          <text:insertion>
            <office:change-info>
              <dc:creator>Ray Lischner</dc:creator>
              <dc:date>2008-09-21T09:05:00</dc:date>
            </office:change-info>
          </text:insertion>
        </text:changed-region>
        <text:changed-region text:id="ct141266328">
          <text:deletion>
            <office:change-info>
              <dc:creator>Ray Lischner</dc:creator>
              <dc:date>2008-09-21T09:11:00</dc:date>
            </office:change-info>
            <text:p text:style-name="P2">typename </text:p>
          </text:deletion>
        </text:changed-region>
        <text:changed-region text:id="ct152784312">
          <text:deletion>
            <office:change-info>
              <dc:creator>Ray Lischner</dc:creator>
              <dc:date>2008-09-21T12:11:00</dc:date>
            </office:change-info>
            <text:p text:style-name="P2">every row of </text:p>
          </text:deletion>
        </text:changed-region>
        <text:changed-region text:id="ct140778688">
          <text:deletion>
            <office:change-info>
              <dc:creator>Ray Lischner</dc:creator>
              <dc:date>2008-09-21T09:12:00</dc:date>
            </office:change-info>
            <text:p text:style-name="P2">runtime_error</text:p>
          </text:deletion>
        </text:changed-region>
        <text:changed-region text:id="ct140782200">
          <text:insertion>
            <office:change-info>
              <dc:creator>Ray Lischner</dc:creator>
              <dc:date>2008-09-21T09:12:00</dc:date>
            </office:change-info>
          </text:insertion>
        </text:changed-region>
        <text:changed-region text:id="ct140761008">
          <text:insertion>
            <office:change-info>
              <dc:creator>Ray Lischner</dc:creator>
              <dc:date>2008-09-21T09:07:00</dc:date>
            </office:change-info>
          </text:insertion>
        </text:changed-region>
        <text:changed-region text:id="ct141687912">
          <text:insertion>
            <office:change-info>
              <dc:creator>Ray Lischner</dc:creator>
              <dc:date>2008-09-21T09:06:00</dc:date>
            </office:change-info>
          </text:insertion>
        </text:changed-region>
        <text:changed-region text:id="ct144019920">
          <text:insertion>
            <office:change-info>
              <dc:creator>Ray Lischner</dc:creator>
              <dc:date>2008-09-21T09:06:00</dc:date>
            </office:change-info>
          </text:insertion>
        </text:changed-region>
        <text:changed-region text:id="ct141121144">
          <text:insertion>
            <office:change-info>
              <dc:creator>Ray Lischner</dc:creator>
              <dc:date>2008-09-21T09:07:00</dc:date>
            </office:change-info>
          </text:insertion>
        </text:changed-region>
        <text:changed-region text:id="ct141196984">
          <text:insertion>
            <office:change-info>
              <dc:creator>Ray Lischner</dc:creator>
              <dc:date>2008-09-21T09:06:00</dc:date>
            </office:change-info>
          </text:insertion>
        </text:changed-region>
        <text:changed-region text:id="ct141703952">
          <text:insertion>
            <office:change-info>
              <dc:creator>Ray Lischner</dc:creator>
              <dc:date>2008-09-21T09:18:00</dc:date>
            </office:change-info>
          </text:insertion>
        </text:changed-region>
        <text:changed-region text:id="ct143357968">
          <text:deletion>
            <office:change-info>
              <dc:creator>Ray Lischner</dc:creator>
              <dc:date>2008-09-21T09:19:00</dc:date>
            </office:change-info>
            <text:p text:style-name="Body_20_Text"><text:span text:style-name="T3"><text:s/></text:span></text:p>
          </text:deletion>
        </text:changed-region>
        <text:changed-region text:id="ct140147224">
          <text:insertion>
            <office:change-info>
              <dc:creator>Ray Lischner</dc:creator>
              <dc:date>2008-09-21T09:07:00</dc:date>
            </office:change-info>
          </text:insertion>
        </text:changed-region>
        <text:changed-region text:id="ct139288688">
          <text:insertion>
            <office:change-info>
              <dc:creator>Ray Lischner</dc:creator>
              <dc:date>2008-09-21T09:06:00</dc:date>
            </office:change-info>
          </text:insertion>
        </text:changed-region>
        <text:changed-region text:id="ct144546592">
          <text:insertion>
            <office:change-info>
              <dc:creator>Ray Lischner</dc:creator>
              <dc:date>2008-09-21T09:21:00</dc:date>
            </office:change-info>
          </text:insertion>
        </text:changed-region>
        <text:changed-region text:id="ct141164000">
          <text:insertion>
            <office:change-info>
              <dc:creator>Matthew Moodie</dc:creator>
              <dc:date>2008-09-12T13:58:00</dc:date>
            </office:change-info>
          </text:insertion>
        </text:changed-region>
        <text:changed-region text:id="ct139970272">
          <text:deletion>
            <office:change-info>
              <dc:creator>Matthew Moodie</dc:creator>
              <dc:date>2008-09-12T13:58:00</dc:date>
            </office:change-info>
            <text:p text:style-name="P3">!</text:p>
          </text:deletion>
        </text:changed-region>
        <text:changed-region text:id="ct143836176">
          <text:format-change>
            <office:change-info>
              <dc:creator>Ray Lischner</dc:creator>
              <dc:date>2008-09-21T09:21:00</dc:date>
            </office:change-info>
          </text:format-change>
        </text:changed-region>
        <text:changed-region text:id="ct145129608">
          <text:insertion>
            <office:change-info>
              <dc:creator>Ray Lischner</dc:creator>
              <dc:date>2008-09-21T09:23:00</dc:date>
            </office:change-info>
          </text:insertion>
        </text:changed-region>
        <text:changed-region text:id="ct141163112">
          <text:deletion>
            <office:change-info>
              <dc:creator>Ray Lischner</dc:creator>
              <dc:date>2008-09-21T09:23:00</dc:date>
            </office:change-info>
            <text:p text:style-name="Body_20_Text_20_Cont">Y</text:p>
          </text:deletion>
        </text:changed-region>
        <text:changed-region text:id="ct144260680">
          <text:insertion>
            <office:change-info>
              <dc:creator>Ray Lischner</dc:creator>
              <dc:date>2008-09-21T09:23:00</dc:date>
            </office:change-info>
          </text:insertion>
        </text:changed-region>
        <text:changed-region text:id="ct141107656">
          <text:deletion>
            <office:change-info>
              <dc:creator>Ray Lischner</dc:creator>
              <dc:date>2008-09-21T09:24:00</dc:date>
            </office:change-info>
            <text:p text:style-name="Body_20_Text_20_Cont">, however,</text:p>
          </text:deletion>
        </text:changed-region>
        <text:changed-region text:id="ct144060592">
          <text:deletion>
            <office:change-info>
              <dc:creator>Matthew Moodie</dc:creator>
              <dc:date>2008-09-12T14:00:00</dc:date>
            </office:change-info>
            <text:p text:style-name="Body_20_Text_20_Cont">s</text:p>
          </text:deletion>
        </text:changed-region>
        <text:changed-region text:id="ct150532328">
          <text:insertion>
            <office:change-info>
              <dc:creator>Matthew Moodie</dc:creator>
              <dc:date>2008-09-12T14:04:00</dc:date>
            </office:change-info>
          </text:insertion>
        </text:changed-region>
        <text:changed-region text:id="ct141658176">
          <text:insertion>
            <office:change-info>
              <dc:creator>Matthew Moodie</dc:creator>
              <dc:date>2008-09-12T14:04:00</dc:date>
            </office:change-info>
          </text:insertion>
        </text:changed-region>
        <text:changed-region text:id="ct144275664">
          <text:deletion>
            <office:change-info>
              <dc:creator>Matthew Moodie</dc:creator>
              <dc:date>2008-09-12T14:04:00</dc:date>
            </office:change-info>
            <text:p text:style-name="P4">ing</text:p>
          </text:deletion>
        </text:changed-region>
        <text:changed-region text:id="ct144209632">
          <text:insertion>
            <office:change-info>
              <dc:creator>Matthew Moodie</dc:creator>
              <dc:date>2008-09-12T14:04:00</dc:date>
            </office:change-info>
          </text:insertion>
        </text:changed-region>
        <text:changed-region text:id="ct144216720">
          <text:insertion>
            <office:change-info>
              <dc:creator>Ray Lischner</dc:creator>
              <dc:date>2008-09-21T09:26:00</dc:date>
            </office:change-info>
          </text:insertion>
        </text:changed-region>
        <text:changed-region text:id="ct140989304">
          <text:deletion>
            <office:change-info>
              <dc:creator>Ray Lischner</dc:creator>
              <dc:date>2008-09-21T09:26:00</dc:date>
            </office:change-info>
            <text:p text:style-name="Body_20_Text_20_First">ight</text:p>
          </text:deletion>
        </text:changed-region>
        <text:changed-region text:id="ct141366800">
          <text:insertion>
            <office:change-info>
              <dc:creator>Ray Lischner</dc:creator>
              <dc:date>2008-09-21T09:07:00</dc:date>
            </office:change-info>
          </text:insertion>
        </text:changed-region>
        <text:changed-region text:id="ct141684864">
          <text:insertion>
            <office:change-info>
              <dc:creator>Ray Lischner</dc:creator>
              <dc:date>2008-09-21T09:07:00</dc:date>
            </office:change-info>
          </text:insertion>
        </text:changed-region>
        <text:changed-region text:id="ct143325400">
          <text:insertion>
            <office:change-info>
              <dc:creator>Ray Lischner</dc:creator>
              <dc:date>2008-09-21T09:06:00</dc:date>
            </office:change-info>
          </text:insertion>
        </text:changed-region>
        <text:changed-region text:id="ct143423944">
          <text:deletion>
            <office:change-info>
              <dc:creator>Matthew Moodie</dc:creator>
              <dc:date>2008-09-12T14:07:00</dc:date>
            </office:change-info>
            <text:p text:style-name="P3">s</text:p>
          </text:deletion>
        </text:changed-region>
        <text:changed-region text:id="ct143882304">
          <text:deletion>
            <office:change-info>
              <dc:creator>Ray Lischner</dc:creator>
              <dc:date>2008-09-21T09:27:00</dc:date>
            </office:change-info>
            <text:p text:style-name="P3">s</text:p>
          </text:deletion>
        </text:changed-region>
        <text:changed-region text:id="ct143825152">
          <text:insertion>
            <office:change-info>
              <dc:creator>Matthew Moodie</dc:creator>
              <dc:date>2008-09-12T14:13:00</dc:date>
            </office:change-info>
          </text:insertion>
        </text:changed-region>
      </text:tracked-changes>
      <text:variable-decls>
        <text:variable-decl office:value-type="float" text:name="chapt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40668312"/></text:p>
      <text:p text:style-name="Chapter_20_Number">Exploration <text:variable-set text:name="chapter" office:value-type="float" office:value="56" style:data-style-name="N0">56</text:variable-set></text:p>
      <text:p text:style-name="Chapter_20_Title">Pointers</text:p>
      <text:p text:style-name="Body_20_Text_20_First">Few topics cause more confusion, especially for programmers new to C++, than pointers. Necessary, powerful, versatile, but also dangerous and the underlying cause of so many bugs, pointers are both bane and blessing. Pointers are hard at work behind many of the standard library’s features, and any serious application or library inevitably uses pointers in some fashion. When used with care and caution, pointers will become an indispensable tool in your C++ programmer’s toolkit.</text:p>
      <text:p text:style-name="Heading_20_1">The Problem</text:p>
      <text:p text:style-name="Body_20_Text_20_First"><text:span text:style-name="T1">Before diving into syntax and semantics, consider the following problem. </text:span><text:change-start text:change-id="ct140281632"/><text:span text:style-name="T1">Real-life C++ projects typically contain multiple source files, and each source file includes multiple headers, While you are working, you will compile and recompile the project many times. Each time, you want to recompile only those files that have changed, or that include a header file that changed. Different development environments have different tools to decide which files to recompile. An IDE typically makes these decisions itself; in other environments, a separate tool, such as </text:span><text:span text:style-name="T2">make</text:span><text:span text:style-name="T1">, </text:span><text:span text:style-name="T2">jam</text:span><text:span text:style-name="T1">, or </text:span><text:span text:style-name="T2">scons</text:span><text:span text:style-name="T1">, examines the files in your project and decides which ones to recompile. </text:span><text:change-end text:change-id="ct140281632"/><text:change-start text:change-id="ct143961288"/><text:span text:style-name="T1">The problem to tackle in this and following explorations is to write a simple tool that </text:span><text:change-end text:change-id="ct143961288"/><text:change-start text:change-id="ct141693760"/><text:span text:style-name="T1">decides which files to compile and pretends to compile them. (Actually invoking an external program is beyond the scope of this book, so you won’t learn how to write an entire build tool.)</text:span><text:change-end text:change-id="ct141693760"/><text:change text:change-id="ct139469408"/><text:change-start text:change-id="ct145236456"/></text:p>
      <text:p text:style-name="Body_20_Text"><text:change-end text:change-id="ct145236456"/><text:span text:style-name="T1">The essential idea is simple: to make an executable program, you must compile source files into object files, and link the object files together to form the program. The </text:span><text:change-start text:change-id="ct141069272"/><text:span text:style-name="T1">executable </text:span><text:change-end text:change-id="ct141069272"/><text:span text:style-name="T1">program is said to </text:span><text:span text:style-name="T2">depend on</text:span><text:span text:style-name="T1"> the object files, which depend on the source files. Other terminology has the program as the </text:span><text:span text:style-name="T2">target</text:span><text:span text:style-name="T1"> with the object files as its </text:span><text:span text:style-name="T2">dependencies.</text:span><text:span text:style-name="T1"> An object file, in turn, can be a target, with a source file </text:span><text:change-start text:change-id="ct140196936"/><text:span text:style-name="T1">and the header files that it includes </text:span><text:change-end text:change-id="ct140196936"/><text:span text:style-name="T1">as </text:span><text:change text:change-id="ct144855904"/><text:span text:style-name="T1">dependenc</text:span><text:change-start text:change-id="ct143971848"/><text:span text:style-name="T1">ies</text:span><text:change-end text:change-id="ct143971848"/><text:change text:change-id="ct144851984"/><text:span text:style-name="T1">.</text:span></text:p>
      <text:p text:style-name="Body_20_Text"><text:span text:style-name="T1">As you know, to compile a single source file into a single object file, the compiler might have to read many additional header files. Each of these header files is a dependency of the object file. Thus, one header file can be a dependency of many object files. In more technical terms, targets and dependencies form a directed acyclic graph (DAG), which I will call the </text:span><text:span text:style-name="T2">dependency graph</text:span><text:span text:style-name="T1">. (A cyclic graph, such that A depends on B, and B depends on A, is a really bad idea in the real world. For the sake of simplicity, I will ignore this error condition in this and subsequent explorations.)</text:span></text:p>
      <text:p text:style-name="P10">Anyone who’s been around large projects knows that dependency graphs can become extremely complex. Some header files might be generated by other programs, so the header files are targets with the generating programs as dependencies, and the generating programs are targets with their own dependencies.</text:p>
      <text:p text:style-name="Body_20_Text"><text:change-start text:change-id="ct143868928"/><text:span text:style-name="T1">IDEs and </text:span><text:change-end text:change-id="ct143868928"/><text:change text:change-id="ct140703544"/><text:change-start text:change-id="ct141697032"/><text:span text:style-name="T1">p</text:span><text:change-end text:change-id="ct141697032"/><text:span text:style-name="T1">rograms such as </text:span><text:span text:style-name="T2">make</text:span><text:span text:style-name="T1"> analyze the dependency graph and determine which targets must be built first to ensure every target’s dependencies are fulfilled. Thus, if A </text:span><text:soft-page-break/><text:span text:style-name="T1">depends on B and B depends on C, </text:span><text:span text:style-name="T2">make</text:span><text:span text:style-name="T1"> must build C first (if it is a target), then B, and finally A. The key algorithm that </text:span><text:span text:style-name="T2">make</text:span><text:span text:style-name="T1"> employs to find the correct order in which to build targets is a </text:span><text:span text:style-name="T2">topological sort</text:span><text:span text:style-name="T1">.</text:span></text:p>
      <text:p text:style-name="Body_20_Text"><text:change-start text:change-id="ct144095016"/><text:span text:style-name="T1">T</text:span><text:change-end text:change-id="ct144095016"/><text:change-start text:change-id="ct143854992"/><text:span text:style-name="T1">opological sorts are not included in the typical algorithms coursework of many computer science majors. Nor does the algorithm appear in many textbooks. Any comprehensive algorithms book, however, includes topological sorts. (For example, see </text:span><text:span text:style-name="T2">Introduction to Algorithms</text:span><text:span text:style-name="T1">, by T. H. Cormen, C. E. Leiserson, and R. L. Rivest, 1990 MIT Press. My solution implements exercise 23.4-5.) The C++ standard library does not include a topological sort algorithm because it is not a sequential algorithm. It operates on a graph, and the C++ library has no standard graph classes. (Boost has a graph library that includes topological sort, but to ensure everyone can use this exploration, we will write our own topological sort function.)</text:span></text:p>
      <text:p text:style-name="Body_20_Text"><text:change-end text:change-id="ct143854992"/><text:span text:style-name="T1">Start this exploration by writing a pseudo-</text:span><text:span text:style-name="T2">make</text:span><text:span text:style-name="T1"> program, that is, a program that reads a description of targets and their dependencies (the </text:span><text:span text:style-name="T2">makefile</text:span><text:span text:style-name="T1">), then performs a topological sort to find the order for building targets, and then prints the targets in proper build order. </text:span><text:change text:change-id="ct152528320"/><text:span text:style-name="T1">In order to simplify the program somewhat, restrict the input to a text file that declares dependencies as pairs of strings, one pair on a line of text. The first string is the name of a target and the second string is the name of a dependency. If a target has multiple dependencies, the input file must list the target on multiple lines, one per dependency. A target can be a dependency of another target. The order of lines within the input file is not important. The goal is to write a program that will print the targets in order so that a </text:span><text:span text:style-name="T2">make</text:span><text:span text:style-name="T1">-like program can build the first target first, and proceed in order, such that all targets are built before they are needed as dependencies.</text:span></text:p>
      <text:p text:style-name="Body_20_Text"><text:span text:style-name="T1">To help clarify terminology, I use the term </text:span><text:span text:style-name="T2">artifact</text:span><text:span text:style-name="T1"> for a string that can be a target, a dependency, or both. If you already know a suitable algorithm for topological sort, go ahead and implement the program now. Otherwise, assume the existence of a function, </text:span><text:span text:style-name="T2">top</text:span><text:change-start text:change-id="ct143445680"/><text:span text:style-name="T2">ological_</text:span><text:change-end text:change-id="ct143445680"/><text:span text:style-name="T2">sort</text:span><text:span text:style-name="T1">, which performs a topological sort of a DAG. To represent the dependency graph, use a map of sets. The map key is a dependency, and the value is the set of targets that list the key as a dependency. This seems inside out from the way you might usually think about organizing targets and dependencies, but it makes the topological sort quite easy to implement, as you can see in Listing </text:span><text:span text:style-name="T1"><text:variable-get text:name="chapter" office:value-type="float" style:data-style-name="N0">56</text:variable-get></text:span><text:span text:style-name="T1">-</text:span><text:span text:style-name="T1"><text:reference-ref text:reference-format="text" text:ref-name="topsort_code">1</text:reference-ref></text:span><text:span text:style-name="T1">. </text:span><text:change text:change-id="ct144241440"/><text:span text:style-name="T1">Because the </text:span><text:span text:style-name="T2">top</text:span><text:change-start text:change-id="ct141493608"/><text:span text:style-name="T2">ological_</text:span><text:change-end text:change-id="ct141493608"/><text:span text:style-name="T2">sort</text:span><text:span text:style-name="T1">() function is reusable, it is a template function, and works with “nodes” instead of artifacts, targets, and dependencies.</text:span></text:p>
      <text:p text:style-name="P11"><text:hidden-text text:condition="ooow:" text:string-value=".hpp" text:is-hidden="true"/><text:span text:style-name="T3">Listing </text:span><text:span text:style-name="T3"><text:variable-get text:name="chapter" office:value-type="float" style:data-style-name="N0">56</text:variable-get></text:span><text:span text:style-name="T3">-</text:span><text:reference-mark-start text:name="topsort_code"/><text:span text:style-name="T3"><text:sequence text:ref-name="refText0" text:name="Text" text:formula="ooow:Text+1" style:num-format="1">1</text:sequence></text:span><text:reference-mark-end text:name="topsort_code"/><text:span text:style-name="T3">. Topological sort of a directed acyclic graph</text:span></text:p>
      <text:p text:style-name="P13">#ifndef TOP<text:change-start text:change-id="ct144276928"/>OLOGICAL_<text:change-end text:change-id="ct144276928"/>SORT_HPP_</text:p>
      <text:p text:style-name="P2">#define TOP<text:change-start text:change-id="ct144533936"/>OLOGICAL_<text:change-end text:change-id="ct144533936"/>SORT_HPP_</text:p>
      <text:p text:style-name="P2"/>
      <text:p text:style-name="P2">#include &lt;queue&gt;</text:p>
      <text:p text:style-name="P2">#include &lt;stdexcept&gt;</text:p>
      <text:p text:style-name="P2"/>
      <text:p text:style-name="P2">/// Helper function for top<text:change-start text:change-id="ct143815472"/>ological_<text:change-end text:change-id="ct143815472"/>sort().</text:p>
      <text:p text:style-name="P2">/// Finds all the nodes in the graph with no incoming edges,</text:p>
      <text:p text:style-name="P2">/// that is, with empty values. Removes each one from the graph</text:p>
      <text:p text:style-name="P2">/// and adds it to the set @p nodes.</text:p>
      <text:p text:style-name="P2">/// @param graph[in,out] A map of node/set pairs</text:p>
      <text:p text:style-name="P2">/// @param nodes<text:span text:style-name="T1">[in,out]</text:span> A queue of nodes with no incoming edges</text:p>
      <text:p text:style-name="P2">template&lt;class Graph, class Nodes&gt;</text:p>
      <text:p text:style-name="P2"><text:soft-page-break/>void topsort_clean_graph(Graph&amp; graph, Nodes&amp; nodes)</text:p>
      <text:p text:style-name="P2">{</text:p>
      <text:p text:style-name="P2"><text:s text:c="2"/>for (typename Graph::iterator iter(graph.begin());<text:change text:change-id="ct140270080"/>iter != graph.end();<text:change text:change-id="ct152173424"/><text:change text:change-id="ct145359760"/>)</text:p>
      <text:p text:style-name="P2"><text:s text:c="2"/>{</text:p>
      <text:p text:style-name="P2"><text:s text:c="4"/>if (iter-&gt;second.empty())</text:p>
      <text:p text:style-name="P2"><text:s text:c="4"/>{</text:p>
      <text:p text:style-name="P2"><text:s text:c="6"/>nodes.push(iter-&gt;first);</text:p>
      <text:p text:style-name="P2"><text:s text:c="6"/>graph.erase(iter<text:change-start text:change-id="ct143434424"/>++<text:change-end text:change-id="ct143434424"/>);<text:change-start text:change-id="ct144815744"/> <text:s/>// advance it<text:change-end text:change-id="ct144815744"/><text:change-start text:change-id="ct144831624"/>erator before erase invalidates it<text:change-end text:change-id="ct144831624"/></text:p>
      <text:p text:style-name="P2"><text:s text:c="4"/>}<text:change-start text:change-id="ct143412040"/></text:p>
      <text:p text:style-name="P2"><text:s text:c="4"/><text:change-end text:change-id="ct143412040"/><text:change-start text:change-id="ct143463872"/>else</text:p>
      <text:p text:style-name="P2"><text:s text:c="6"/>++iter;<text:change-end text:change-id="ct143463872"/></text:p>
      <text:p text:style-name="P2"><text:s text:c="2"/>}</text:p>
      <text:p text:style-name="P2">}</text:p>
      <text:p text:style-name="P2"/>
      <text:p text:style-name="P2">/// Topological sort of a directed acyclic graph.</text:p>
      <text:p text:style-name="P2">/// A graph is a map keyed by nodes, with sets of nodes as values.</text:p>
      <text:p text:style-name="P2">/// Edges run from values to keys. The sorted list of nodes</text:p>
      <text:p text:style-name="P2">/// is copied to an output iterator in reverse order.</text:p>
      <text:p text:style-name="P2">/// @param graph The graph</text:p>
      <text:p text:style-name="P2">/// @param sorted The output iterator</text:p>
      <text:p text:style-name="P2">/// @throws std::runtime_error if the graph contains a cycle</text:p>
      <text:p text:style-name="P2">/// @pre Graph::key_type == Graph::mapped_type::key_type</text:p>
      <text:p text:style-name="P2">template&lt;class Graph, class OutIterator&gt;</text:p>
      <text:p text:style-name="P2">void top<text:change-start text:change-id="ct152563216"/>ological_<text:change-end text:change-id="ct152563216"/>sort(Graph graph, OutIterator sorted)</text:p>
      <text:p text:style-name="P2">{</text:p>
      <text:p text:style-name="P2"><text:s text:c="2"/><text:change text:change-id="ct141266328"/>std::queue&lt;typename Graph::key_type&gt; nodes;</text:p>
      <text:p text:style-name="P2"><text:s text:c="2"/>// Start with the set of nodes with no incoming edges.</text:p>
      <text:p text:style-name="P2"><text:s text:c="2"/>topsort_clean_graph(graph, nodes);</text:p>
      <text:p text:style-name="P2"/>
      <text:p text:style-name="P2"><text:s text:c="2"/>while (not nodes.empty())</text:p>
      <text:p text:style-name="P2"><text:s text:c="2"/>{</text:p>
      <text:p text:style-name="P2"><text:s text:c="4"/>// Grab the first node to process, output it to sorted,</text:p>
      <text:p text:style-name="P2"><text:s text:c="4"/>// and remove it from the graph.</text:p>
      <text:p text:style-name="P2"><text:s text:c="4"/>typename Graph::key_type n(nodes.front());</text:p>
      <text:p text:style-name="P2"><text:s text:c="4"/>nodes.pop();</text:p>
      <text:p text:style-name="P2"><text:s text:c="4"/>*sorted = n;</text:p>
      <text:p text:style-name="P2"><text:s text:c="4"/>++sorted;</text:p>
      <text:p text:style-name="P2"/>
      <text:p text:style-name="P2"><text:s text:c="4"/>// Erase n from <text:change text:change-id="ct152784312"/>the graph</text:p>
      <text:p text:style-name="P2"><text:s text:c="4"/>for (typename Graph::iterator iter(graph.begin());</text:p>
      <text:p text:style-name="P2"><text:s text:c="9"/>iter != graph.end();</text:p>
      <text:p text:style-name="P2"><text:s text:c="9"/>++iter)</text:p>
      <text:p text:style-name="P2"><text:s text:c="4"/>{</text:p>
      <text:p text:style-name="P2"><text:s text:c="6"/>iter-&gt;second.erase(n);</text:p>
      <text:p text:style-name="P2"><text:s text:c="4"/>}</text:p>
      <text:p text:style-name="P2"><text:s text:c="4"/>// After removing n, find any nodes that no longer</text:p>
      <text:p text:style-name="P2"><text:s text:c="4"/>// have any incoming edges.</text:p>
      <text:p text:style-name="P2"><text:s text:c="4"/>topsort_clean_graph(graph, nodes);</text:p>
      <text:p text:style-name="P2"><text:s text:c="2"/>}</text:p>
      <text:p text:style-name="P2"><text:s text:c="2"/>if (not graph.empty())</text:p>
      <text:p text:style-name="P2"><text:s text:c="4"/>throw std::<text:change text:change-id="ct140778688"/><text:change-start text:change-id="ct140782200"/>invalid_argument<text:change-end text:change-id="ct140782200"/>("Dependency graph contains cycles");</text:p>
      <text:p text:style-name="P2">}</text:p>
      <text:p text:style-name="P2"><text:soft-page-break/></text:p>
      <text:p text:style-name="P12">#endif // TOP<text:change-start text:change-id="ct140761008"/><text:span text:style-name="T5">OLOGICAL_</text:span><text:change-end text:change-id="ct140761008"/>SORT_HPP_</text:p>
      <text:p text:style-name="P3">Now that you have the <text:span text:style-name="T7">top</text:span><text:change-start text:change-id="ct141687912"/><text:span text:style-name="T7">ological_</text:span><text:change-end text:change-id="ct141687912"/><text:span text:style-name="T7">sort</text:span> function, <text:span text:style-name="T9">implement the pseudo-make program</text:span> to read and parse the input, build the dependency graph, call <text:span text:style-name="T7">top</text:span><text:change-start text:change-id="ct144019920"/><text:span text:style-name="T7">ological_</text:span><text:change-end text:change-id="ct144019920"/><text:span text:style-name="T7">sort</text:span>, and print the sorted result. Keep things simple and treat artifacts (targets and dependencies) as strings. Thus, the dependency graph is a map with <text:span text:style-name="Code_20_Inline">std::string</text:span> as the key type and <text:span text:style-name="Code_20_Inline">std::set&lt;std::string&gt;</text:span> as the value type. Compare your solution with Listing <text:variable-get text:name="chapter" office:value-type="float" style:data-style-name="N0">56</text:variable-get>-<text:reference-ref text:reference-format="text" text:ref-name="pseudo_make_1_code">2</text:reference-ref>.</text:p>
      <text:p text:style-name="Code_20_Caption">Listing <text:variable-get text:name="chapter" office:value-type="float" style:data-style-name="N0">56</text:variable-get>-<text:reference-mark-start text:name="pseudo_make_1_code"/><text:sequence text:ref-name="refText1" text:name="Text" text:formula="ooow:Text+1" style:num-format="1">2</text:sequence><text:reference-mark-end text:name="pseudo_make_1_code"/>. First draft of the pseudo-make program</text:p>
      <text:p text:style-name="Code_20_First">#include &lt;algorithm&gt;</text:p>
      <text:p text:style-name="Code">#include &lt;cstdlib&gt;</text:p>
      <text:p text:style-name="Code">#include &lt;iostream&gt;</text:p>
      <text:p text:style-name="Code">#include &lt;istream&gt;</text:p>
      <text:p text:style-name="Code">#include &lt;iterator&gt;</text:p>
      <text:p text:style-name="Code">#include &lt;map&gt;</text:p>
      <text:p text:style-name="Code">#include &lt;ostream&gt;</text:p>
      <text:p text:style-name="Code">#include &lt;set&gt;</text:p>
      <text:p text:style-name="Code">#include &lt;sstream&gt;</text:p>
      <text:p text:style-name="Code">#include &lt;stdexcept&gt;</text:p>
      <text:p text:style-name="Code">#include &lt;string&gt;</text:p>
      <text:p text:style-name="Code">#include &lt;vector&gt;</text:p>
      <text:p text:style-name="Code"/>
      <text:p text:style-name="Code">#include "top<text:change-start text:change-id="ct141121144"/>ological_<text:change-end text:change-id="ct141121144"/>sort.hpp"</text:p>
      <text:p text:style-name="Code"/>
      <text:p text:style-name="Code">typedef std::string artifact; ///&lt; A target, dependency, or both</text:p>
      <text:p text:style-name="Code"/>
      <text:p text:style-name="Code">class dependency_graph</text:p>
      <text:p text:style-name="Code">{</text:p>
      <text:p text:style-name="Code">public:</text:p>
      <text:p text:style-name="Code"><text:s text:c="2"/>typedef std::map&lt;artifact, std::set&lt;artifact&gt; &gt; graph_type;</text:p>
      <text:p text:style-name="Code"/>
      <text:p text:style-name="Code"><text:s text:c="2"/>void store_dependency(artifact target, artifact dependency)</text:p>
      <text:p text:style-name="Code"><text:s text:c="2"/>{</text:p>
      <text:p text:style-name="Code"><text:s text:c="4"/>graph_[dependency].insert(target);</text:p>
      <text:p text:style-name="Code"><text:s text:c="2"/>}</text:p>
      <text:p text:style-name="Code"/>
      <text:p text:style-name="Code"><text:s text:c="2"/>graph_type const&amp; graph() const { return graph_; }</text:p>
      <text:p text:style-name="Code"/>
      <text:p text:style-name="Code"><text:s text:c="2"/>template&lt;class OutIter&gt;</text:p>
      <text:p text:style-name="Code"><text:s text:c="2"/>void sort(OutIter sorted)</text:p>
      <text:p text:style-name="Code"><text:s text:c="2"/>const</text:p>
      <text:p text:style-name="Code"><text:s text:c="2"/>{</text:p>
      <text:p text:style-name="Code"><text:s text:c="4"/>top<text:change-start text:change-id="ct141196984"/><text:span text:style-name="T1">ological_</text:span><text:change-end text:change-id="ct141196984"/>sort(graph_, sorted);</text:p>
      <text:p text:style-name="Code"><text:s text:c="2"/>}</text:p>
      <text:p text:style-name="Code"/>
      <text:p text:style-name="Code">private:</text:p>
      <text:p text:style-name="Code"><text:s text:c="2"/>graph_type graph_;</text:p>
      <text:p text:style-name="Code">};</text:p>
      <text:p text:style-name="Code"/>
      <text:p text:style-name="Code">int main()</text:p>
      <text:p text:style-name="Code">{</text:p>
      <text:p text:style-name="Code"><text:s text:c="2"/>dependency_graph graph;</text:p>
      <text:p text:style-name="Code"><text:soft-page-break/></text:p>
      <text:p text:style-name="Code"><text:s text:c="2"/>std::string line;</text:p>
      <text:p text:style-name="Code"><text:s text:c="2"/>while (std::getline(std::cin, line))</text:p>
      <text:p text:style-name="Code"><text:s text:c="2"/>{</text:p>
      <text:p text:style-name="Code"><text:s text:c="4"/>std::string target, dependency;</text:p>
      <text:p text:style-name="Code"><text:s text:c="4"/>std::istringstream stream(line);</text:p>
      <text:p text:style-name="Code"><text:s text:c="4"/>if (stream &gt;&gt; target &gt;&gt; dependency)</text:p>
      <text:p text:style-name="Code"><text:s text:c="6"/>graph.store_dependency(target, dependency);</text:p>
      <text:p text:style-name="Code"><text:s text:c="4"/>else if (not target.empty())</text:p>
      <text:p text:style-name="Code"><text:s text:c="6"/>// Input line has a target with no dependency,</text:p>
      <text:p text:style-name="Code"><text:s text:c="6"/>// so report an error.</text:p>
      <text:p text:style-name="Code"><text:s text:c="6"/>std::cerr &lt;&lt; "malformed input: target, " &lt;&lt; target &lt;&lt;</text:p>
      <text:p text:style-name="Code"><text:s text:c="19"/>", must be followed by a dependency name\n";</text:p>
      <text:p text:style-name="Code"><text:s text:c="4"/>// else ignore blank lines</text:p>
      <text:p text:style-name="Code"><text:s text:c="2"/>}</text:p>
      <text:p text:style-name="Code"/>
      <text:p text:style-name="Code"><text:s text:c="2"/>try {</text:p>
      <text:p text:style-name="Code"><text:s text:c="4"/>// Get the artifacts in reverse order.</text:p>
      <text:p text:style-name="Code"><text:s text:c="4"/>std::vector&lt;artifact&gt; sorted;</text:p>
      <text:p text:style-name="Code"><text:s text:c="4"/>graph.sort(std::back_inserter(sorted));</text:p>
      <text:p text:style-name="Code"><text:s text:c="4"/>// Then print them in the correct order.</text:p>
      <text:p text:style-name="Code"><text:s text:c="4"/>std::copy(sorted.rbegin(), sorted.rend(),</text:p>
      <text:p text:style-name="Code"><text:s text:c="14"/>std::ostream_iterator&lt;artifact&gt;(std::cout, "\n"));</text:p>
      <text:p text:style-name="Code"><text:s text:c="2"/>} catch (std::runtime_error const&amp; ex) {</text:p>
      <text:p text:style-name="Code"><text:s text:c="4"/>std::cerr &lt;&lt; ex.what() &lt;&lt; '\n';</text:p>
      <text:p text:style-name="Code"><text:s text:c="4"/>return EXIT_FAILURE;</text:p>
      <text:p text:style-name="Code"><text:s text:c="2"/>}</text:p>
      <text:p text:style-name="Code_20_Last">}</text:p>
      <text:p text:style-name="P3">So what do DAGs and topological sorts have to do with the topic of this exploration? I thought you’d never ask. Let’s make the problem a little more complicated by making it a little more realistic.</text:p>
      <text:p text:style-name="P4">A real <text:span text:style-name="T7">make</text:span> program needs to keep track of more information about an artifact, especially the time when it was last modified. A target also has a list of actions to perform if any dependency is newer than the target. Thus, a class makes more sense for representing an artifact. You can add to the class whatever functionality you need for your <text:span text:style-name="T7">make</text:span><text:span text:style-name="T5"> program.</text:span></text:p>
      <text:p text:style-name="P4">Standard C++ does not have any functions for querying a file’s modification time. For now, we’ll just sidestep the issue and make up a time for every artifact. The important task at hand is to associate additional information with an artifact. The <text:span text:style-name="Code_20_Inline">&lt;ctime&gt;</text:span> header declares the <text:span text:style-name="Code_20_Inline">std::time_t</text:span> type, which represents a time in an implementation-defined format. Ignoring actions, you might define the <text:span text:style-name="Code_20_Inline">artifact</text:span> type as shown in Listing <text:variable-get text:name="chapter" office:value-type="float" style:data-style-name="N0">56</text:variable-get>-<text:reference-ref text:reference-format="text" text:ref-name="artifact_h_code">3</text:reference-ref>.</text:p>
      <text:p text:style-name="Code_20_Caption"><text:hidden-text text:condition="ooow:" text:string-value=".hpp" text:is-hidden="true"/>Listing <text:variable-get text:name="chapter" office:value-type="float" style:data-style-name="N0">56</text:variable-get>-<text:reference-mark-start text:name="artifact_h_code"/><text:sequence text:ref-name="refText2" text:name="Text" text:formula="ooow:Text+1" style:num-format="1">3</text:sequence><text:reference-mark-end text:name="artifact_h_code"/>. New definition of an artifact</text:p>
      <text:p text:style-name="Code_20_First">#ifndef ARTIFACT_HPP_</text:p>
      <text:p text:style-name="Code">#define ARTIFACT_HPP_</text:p>
      <text:p text:style-name="Code"/>
      <text:p text:style-name="Code">#include &lt;ctime&gt;</text:p>
      <text:p text:style-name="Code">#include &lt;string&gt;</text:p>
      <text:p text:style-name="Code"/>
      <text:p text:style-name="Code">class artifact</text:p>
      <text:p text:style-name="Code">{</text:p>
      <text:p text:style-name="Code">public:</text:p>
      <text:p text:style-name="Code"><text:soft-page-break/><text:s text:c="2"/>artifact() : name_(), mod_time_(static_cast&lt;time_t&gt;(-1)) {}</text:p>
      <text:p text:style-name="Code"><text:s text:c="2"/>artifact(std::string const&amp; name)</text:p>
      <text:p text:style-name="Code"><text:s text:c="2"/>: name_(name), mod_time_(get_mod_time())</text:p>
      <text:p text:style-name="Code"><text:s text:c="2"/>{}</text:p>
      <text:p text:style-name="Code"/>
      <text:p text:style-name="Code"><text:s text:c="2"/>std::string const&amp; name() <text:s text:c="4"/>const { return name_; }</text:p>
      <text:p text:style-name="Code"><text:s text:c="2"/>std::time_t <text:s text:c="7"/>mod_time() const { return mod_time_; }</text:p>
      <text:p text:style-name="Code"/>
      <text:p text:style-name="Code"><text:s text:c="2"/>/// Build a target.</text:p>
      <text:p text:style-name="Code"><text:s text:c="2"/>/// After completing the actions (not yet implemented),</text:p>
      <text:p text:style-name="Code"><text:s text:c="2"/>/// update the modification time.</text:p>
      <text:p text:style-name="Code"><text:s text:c="2"/>void build();</text:p>
      <text:p text:style-name="Code"/>
      <text:p text:style-name="Code"><text:s text:c="2"/>/// Look up the modification time of the artifact.</text:p>
      <text:p text:style-name="Code"><text:s text:c="2"/>/// Return static_cast&lt;time_t&gt;(-1) if the artifact does not</text:p>
      <text:p text:style-name="Code"><text:s text:c="2"/>/// exist (and therefore must be built) or if the time cannot</text:p>
      <text:p text:style-name="Code"><text:s text:c="2"/>/// be obtained for any other reason.<text:change-start text:change-id="ct141703952"/></text:p>
      <text:p text:style-name="Code"><text:s text:c="2"/>/// Also see boost::file_system::last_write_time.<text:change-end text:change-id="ct141703952"/></text:p>
      <text:p text:style-name="Code"><text:s text:c="2"/>std::time_t get_mod_time()</text:p>
      <text:p text:style-name="Code"><text:s text:c="2"/>{</text:p>
      <text:p text:style-name="Code"><text:s text:c="4"/>// Real programs should get this information from the</text:p>
      <text:p text:style-name="Code"><text:s text:c="4"/>// operating system. This program returns the current time.</text:p>
      <text:p text:style-name="Code"><text:s text:c="4"/>return std::time(0);</text:p>
      <text:p text:style-name="Code"><text:s text:c="2"/>}</text:p>
      <text:p text:style-name="Code">private:</text:p>
      <text:p text:style-name="Code"><text:s text:c="2"/>std::string name_;</text:p>
      <text:p text:style-name="Code"><text:s text:c="2"/>std::time_t mod_time_;</text:p>
      <text:p text:style-name="Code">};</text:p>
      <text:p text:style-name="Code"/>
      <text:p text:style-name="Code_20_Last">#endif // ARTIFACT_HPP_</text:p>
      <text:p text:style-name="Body_20_Text_20_Cont">Now we run into a problem. In the first draft of this program, <text:span text:style-name="T3">what made two strings refer to the same artifact is that the strings had the same content. The target named “program” is the same artifact as the dependency named “program” because they are spelled the same. That scheme falls down now that an artifact is more than just a string. When building a target and updating its modification time, you want all uses of that artifact to be updated. Somehow, every use of an artifact name must be associated with a single artifact object for that name.</text:span></text:p>
      <text:p text:style-name="P4">Got any ideas? It can be done, with your current understanding of C++, but you might need to stop and think about it.</text:p>
      <text:p text:style-name="Body_20_Text"><text:span text:style-name="T3">Need a hint? How about storing all artifacts in one big vector? Then make a dependency graph that contains indices into the vector instead of artifact names. </text:span><text:span text:style-name="T9">Try it.</text:span><text:span text:style-name="T3"> Rewrite the program in Listing </text:span><text:change text:change-id="ct143357968"/><text:span text:style-name="T3"><text:variable-get text:name="chapter" office:value-type="float" style:data-style-name="N0">56</text:variable-get></text:span><text:span text:style-name="T3">-</text:span><text:span text:style-name="T3"><text:reference-ref text:reference-format="text" text:ref-name="pseudo_make_1_code">2</text:reference-ref></text:span><text:span text:style-name="T3"> to use the new </text:span><text:span text:style-name="Code_20_Inline"><text:span text:style-name="T3">artifact.hpp</text:span></text:span><text:span text:style-name="T3"> header from Listing </text:span><text:span text:style-name="T3"><text:variable-get text:name="chapter" office:value-type="float" style:data-style-name="N0">56</text:variable-get></text:span><text:span text:style-name="T3">-</text:span><text:span text:style-name="T3"><text:reference-ref text:reference-format="text" text:ref-name="artifact_h_code">3</text:reference-ref></text:span><text:span text:style-name="T3">. When an artifact name is read from the input file, look up that name in a vector of all artifacts. If the artifact is new, add it to the end. Store vector indices in the dependency graph. Print the final list by looking up the numbers in the vector. (If the performance of linear look-ups concerns you, congratulations for sharp thinking. Not to worry, however, because the program will continue to grow and evolve throughout this exploration.) Compare your solution with Listing </text:span><text:span text:style-name="T3"><text:variable-get text:name="chapter" office:value-type="float" style:data-style-name="N0">56</text:variable-get></text:span><text:span text:style-name="T3">-</text:span><text:span text:style-name="T3"><text:reference-ref text:reference-format="text" text:ref-name="pseudo_make_2_code">4</text:reference-ref></text:span><text:span text:style-name="T3">.</text:span></text:p>
      <text:p text:style-name="Code_20_Caption"><text:span text:style-name="T3">Listing </text:span><text:span text:style-name="T3"><text:variable-get text:name="chapter" office:value-type="float" style:data-style-name="N0">56</text:variable-get></text:span><text:span text:style-name="T3">-</text:span><text:reference-mark-start text:name="pseudo_make_2_code"/><text:span text:style-name="T3"><text:sequence text:ref-name="refText3" text:name="Text" text:formula="ooow:Text+1" style:num-format="1">4</text:sequence></text:span><text:reference-mark-end text:name="pseudo_make_2_code"/><text:span text:style-name="T3">. Second draft, adding modification times to artifacts</text:span></text:p>
      <text:p text:style-name="Code_20_First">#include &lt;algorithm&gt;</text:p>
      <text:p text:style-name="Code">#include &lt;cstdlib&gt;</text:p>
      <text:p text:style-name="Code"><text:soft-page-break/>#include &lt;iostream&gt;</text:p>
      <text:p text:style-name="Code">#include &lt;istream&gt;</text:p>
      <text:p text:style-name="Code">#include &lt;iterator&gt;</text:p>
      <text:p text:style-name="Code">#include &lt;map&gt;</text:p>
      <text:p text:style-name="Code">#include &lt;ostream&gt;</text:p>
      <text:p text:style-name="Code">#include &lt;set&gt;</text:p>
      <text:p text:style-name="Code">#include &lt;sstream&gt;</text:p>
      <text:p text:style-name="Code">#include &lt;stdexcept&gt;</text:p>
      <text:p text:style-name="Code">#include &lt;string&gt;</text:p>
      <text:p text:style-name="Code">#include &lt;vector&gt;</text:p>
      <text:p text:style-name="Code"/>
      <text:p text:style-name="Code">#include "artifact.hpp"</text:p>
      <text:p text:style-name="Code">#include "top<text:change-start text:change-id="ct140147224"/>ological_<text:change-end text:change-id="ct140147224"/>sort.hpp"</text:p>
      <text:p text:style-name="Code"/>
      <text:p text:style-name="Code_20_Bold">typedef std::size_t artifact_index;</text:p>
      <text:p text:style-name="Code"/>
      <text:p text:style-name="Code">class dependency_graph</text:p>
      <text:p text:style-name="Code">{</text:p>
      <text:p text:style-name="Code">public:</text:p>
      <text:p text:style-name="Code_20_Bold"><text:s text:c="2"/>typedef std::map&lt;artifact_index, std::set&lt;artifact_index&gt; &gt; graph_type;</text:p>
      <text:p text:style-name="Code"/>
      <text:p text:style-name="Code_20_Bold"><text:s text:c="2"/>void store_dependency( artifact_index target, artifact_index dependency)</text:p>
      <text:p text:style-name="Code"><text:s text:c="2"/>{</text:p>
      <text:p text:style-name="Code"><text:s text:c="4"/>graph_[dependency].insert(target);</text:p>
      <text:p text:style-name="Code"><text:s text:c="2"/>}</text:p>
      <text:p text:style-name="Code"/>
      <text:p text:style-name="Code"><text:s text:c="2"/>graph_type const&amp; graph() const { return graph_; }</text:p>
      <text:p text:style-name="Code"/>
      <text:p text:style-name="Code"><text:s text:c="2"/>template&lt;class OutIter&gt;</text:p>
      <text:p text:style-name="Code"><text:s text:c="2"/>void sort(OutIter sorted)</text:p>
      <text:p text:style-name="Code"><text:s text:c="2"/>const</text:p>
      <text:p text:style-name="Code"><text:s text:c="2"/>{</text:p>
      <text:p text:style-name="Code"><text:s text:c="4"/>top<text:change-start text:change-id="ct139288688"/><text:span text:style-name="T1">ological_</text:span><text:change-end text:change-id="ct139288688"/>sort(graph_, sorted);</text:p>
      <text:p text:style-name="Code"><text:s text:c="2"/>}</text:p>
      <text:p text:style-name="Code"/>
      <text:p text:style-name="Code">private:</text:p>
      <text:p text:style-name="Code"><text:s text:c="2"/>graph_type graph_;</text:p>
      <text:p text:style-name="Code">};</text:p>
      <text:p text:style-name="Code"/>
      <text:p text:style-name="Code_20_Bold">std::vector&lt;artifact&gt; artifacts;</text:p>
      <text:p text:style-name="Code_20_Bold">artifact_index lookup_artifact(std::string const&amp; name)</text:p>
      <text:p text:style-name="Code_20_Bold">{</text:p>
      <text:p text:style-name="Code_20_Bold"><text:s text:c="2"/>for (artifact_index i(0); i != artifacts.size(); ++i)</text:p>
      <text:p text:style-name="Code_20_Bold"><text:s text:c="4"/>if (artifacts[i].name() == name)</text:p>
      <text:p text:style-name="Code_20_Bold"><text:s text:c="6"/>return i;</text:p>
      <text:p text:style-name="Code_20_Bold"><text:s text:c="2"/>// Artifact not found, so add it to the end.</text:p>
      <text:p text:style-name="Code_20_Bold"><text:s text:c="2"/>artifacts.push_back(artifact(name));</text:p>
      <text:p text:style-name="Code_20_Bold"><text:s text:c="2"/>return artifacts.size() - 1;</text:p>
      <text:p text:style-name="Code_20_Bold">}</text:p>
      <text:p text:style-name="Code_20_Bold"/>
      <text:p text:style-name="Code">int main()</text:p>
      <text:p text:style-name="Code">{</text:p>
      <text:p text:style-name="Code"><text:s text:c="2"/>dependency_graph graph;</text:p>
      <text:p text:style-name="Code"/>
      <text:p text:style-name="Code"><text:soft-page-break/><text:s text:c="2"/>std::string line;</text:p>
      <text:p text:style-name="Code"><text:s text:c="2"/>while (std::getline(std::cin, line))</text:p>
      <text:p text:style-name="Code"><text:s text:c="2"/>{</text:p>
      <text:p text:style-name="Code_20_Bold"><text:s text:c="4"/>std::string target_name, dependency_name;</text:p>
      <text:p text:style-name="Code"><text:s text:c="4"/>std::istringstream stream(line);</text:p>
      <text:p text:style-name="Code_20_Bold"><text:s text:c="4"/>if (stream &gt;&gt; target_name &gt;&gt; dependency_name)</text:p>
      <text:p text:style-name="Code"><text:s text:c="4"/>{</text:p>
      <text:p text:style-name="Code_20_Bold"><text:s text:c="6"/>artifact_index target(lookup_artifact(target_name));</text:p>
      <text:p text:style-name="Code_20_Bold"><text:s text:c="6"/>artifact_index dependency(lookup_artifact(dependency_name));</text:p>
      <text:p text:style-name="Code"><text:s text:c="6"/>graph.store_dependency(target, dependency);</text:p>
      <text:p text:style-name="Code"><text:s text:c="4"/>}</text:p>
      <text:p text:style-name="Code_20_Bold"><text:s text:c="4"/>else if (not target_name.empty())</text:p>
      <text:p text:style-name="Code"><text:s text:c="6"/>// Input line has a target with no dependency,</text:p>
      <text:p text:style-name="Code"><text:s text:c="6"/>// so report an error.</text:p>
      <text:p text:style-name="Code"><text:s text:c="6"/>std::cerr &lt;&lt; "malformed input: target, " &lt;&lt; target_name &lt;&lt;</text:p>
      <text:p text:style-name="Code"><text:s text:c="19"/>", must be followed by a dependency name\n";</text:p>
      <text:p text:style-name="Code"><text:s text:c="4"/>// else ignore blank lines</text:p>
      <text:p text:style-name="Code"><text:s text:c="2"/>}</text:p>
      <text:p text:style-name="Code"/>
      <text:p text:style-name="Code"><text:s text:c="2"/>try {</text:p>
      <text:p text:style-name="Code"><text:s text:c="4"/>// Get the sorted artifact indices in reverse order.</text:p>
      <text:p text:style-name="Code_20_Bold"><text:s text:c="4"/>std::vector&lt;artifact_index&gt; sorted;</text:p>
      <text:p text:style-name="Code"><text:s text:c="4"/>graph.sort(std::back_inserter(sorted));</text:p>
      <text:p text:style-name="Code"><text:s text:c="4"/>// Then print the artifacts in the correct order.</text:p>
      <text:p text:style-name="Code_20_Bold"><text:s text:c="4"/>for (std::vector&lt;artifact_index&gt;::reverse_iterator</text:p>
      <text:p text:style-name="Code"><text:s text:c="49"/>it(sorted.rbegin());</text:p>
      <text:p text:style-name="Code"><text:s text:c="9"/>it != sorted.rend();</text:p>
      <text:p text:style-name="Code"><text:s text:c="9"/>++it)</text:p>
      <text:p text:style-name="Code"><text:s text:c="4"/>{</text:p>
      <text:p text:style-name="Code_20_Bold"><text:s text:c="6"/>std::cout &lt;&lt; artifacts.at(*it).name() &lt;&lt; '\n';</text:p>
      <text:p text:style-name="Code"><text:s text:c="4"/>}</text:p>
      <text:p text:style-name="Code"><text:s text:c="2"/>} catch (std::runtime_error const&amp; ex) {</text:p>
      <text:p text:style-name="Code"><text:s text:c="4"/>std::cerr &lt;&lt; ex.what() &lt;&lt; '\n';</text:p>
      <text:p text:style-name="Code"><text:s text:c="4"/>return EXIT_FAILURE;</text:p>
      <text:p text:style-name="Code"><text:s text:c="2"/>}</text:p>
      <text:p text:style-name="Code_20_Last">}</text:p>
      <text:p text:style-name="P3"><text:span text:style-name="T3">Well, that works, but it’s ugly. Looking up indices is sloppy programming. Much better would be </text:span><text:change-start text:change-id="ct144546592"/><text:span text:style-name="T3">to </text:span><text:change-end text:change-id="ct144546592"/><text:span text:style-name="T3">store references to the </text:span><text:span text:style-name="Code_20_Inline"><text:span text:style-name="T3">artifact</text:span></text:span><text:span text:style-name="T3"> objects directly in the graph. Ah, there’s the rub</text:span><text:change-start text:change-id="ct141164000"/><text:span text:style-name="T3">.</text:span><text:change-end text:change-id="ct141164000"/><text:change text:change-id="ct139970272"/><text:span text:style-name="T3"> You can’t store a reference in a standard container. Containers are for storing objects, real objects. The container needs to be able to copy and assign the elements in the container, but it can’t do that with references. Copying a reference actually copies the referred-to object. A reference is not a first-class entity that a program can manipulate.</text:span></text:p>
      <text:p text:style-name="P4">Wouldn’t it be nice if C++ had a language feature that acted like a reference, but let you copy and assign the reference itself (not the referred-to object)? Let’s pretend we are inventing the C++ language and we need to add this language feature.</text:p>
      <text:p text:style-name="Heading_20_1">The Solution</text:p>
      <text:p text:style-name="Body_20_Text_20_First">Let’s devise a new language feature to solve this programming problem. This new feature is similar to references, but permits use with standard containers. Let’s call this feature a <text:span text:style-name="T7">flex-ref</text:span>, short for flexible reference.</text:p>
      <text:p text:style-name="Body_20_Text"><text:soft-page-break/>If <text:span text:style-name="Code_20_Inline">a</text:span> and <text:span text:style-name="Code_20_Inline">b</text:span> are both flex-refs that refer to type <text:span text:style-name="Code_20_Inline">int</text:span>, the statement</text:p>
      <text:p text:style-name="Code_20_Single">a = b</text:p>
      <text:p text:style-name="Body_20_Text_20_Cont">means the value of <text:span text:style-name="Code_20_Inline">a</text:span> is changed so that <text:change-start text:change-id="ct143836176"/><text:span text:style-name="Code_20_Inline">a</text:span><text:change-end text:change-id="ct143836176"/> now refers to the same <text:span text:style-name="Code_20_Inline">int</text:span> object that <text:span text:style-name="Code_20_Inline">b</text:span> refers to. Passing <text:span text:style-name="Code_20_Inline">a</text:span> as an argument to a function passes the value of <text:span text:style-name="Code_20_Inline">a</text:span> so if the function assigns a new value to <text:span text:style-name="Code_20_Inline">a</text:span>, that change is local to the function (just as with any other function argument). Using a suitable operator, however, the function can obtain the <text:span text:style-name="Code_20_Inline">int</text:span> object that <text:span text:style-name="Code_20_Inline">a</text:span> refers to, and read or modify that <text:span text:style-name="Code_20_Inline">int</text:span>.</text:p>
      <text:p text:style-name="Body_20_Text">You need a way to obtain the referred-to value, so we need to invent a new operator. Look at iterators for inspiration: given an iterator, the unary <text:span text:style-name="Code_20_Inline">*</text:span> operator returns the item that the iterator refers to. Let’s use the same operator for flex-refs. Thus, the following prints the <text:span text:style-name="Code_20_Inline">int</text:span> value that <text:span text:style-name="Code_20_Inline">a</text:span> refers to:</text:p>
      <text:p text:style-name="Code_20_Single">std::cout &lt;&lt; *a;</text:p>
      <text:p text:style-name="Body_20_Text_20_Cont">In the spirit of the <text:span text:style-name="Code_20_Inline">*</text:span> operator, declare a flex-ref by using <text:span text:style-name="Code_20_Inline">*</text:span> in the same manner that you use <text:span text:style-name="Code_20_Inline">&amp;</text:span> for references:</text:p>
      <text:p text:style-name="Code_20_Single">int *a, *b;</text:p>
      <text:p text:style-name="Body_20_Text_20_First">Use the same syntax when declaring a container. For example, declare a vector of flex-refs that refer to type <text:span text:style-name="Code_20_Inline">int</text:span>:</text:p>
      <text:p text:style-name="Code_20_First">std::vector&lt;int*&gt; vec;</text:p>
      <text:p text:style-name="Code">vec.push_back(a);</text:p>
      <text:p text:style-name="Code_20_Last">b = vec.front();</text:p>
      <text:p text:style-name="Body_20_Text_20_Cont">All that’s left is to provide a way to make a flex-ref refer to an object. For that, let’s turn to ordinary references for inspiration and use the <text:span text:style-name="Code_20_Inline">&amp;</text:span> operator. Suppose that <text:span text:style-name="Code_20_Inline">c</text:span> is of type <text:span text:style-name="Code_20_Inline">int</text:span>:</text:p>
      <text:p text:style-name="Code_20_Single">a = &amp;c;</text:p>
      <text:p text:style-name="Body_20_Text_20_First">As you’ve guessed by now, flex-refs are pointers. The variables <text:span text:style-name="Code_20_Inline">a</text:span> and <text:span text:style-name="Code_20_Inline">b</text:span> are called “pointers to <text:span text:style-name="Code_20_Inline">int</text:span>.” A pointer is an honest-to-goodness lvalue. It occupies memory. The values that are stored in that memory are addresses of other lvalues. You can freely change the value stored in that memory, which has the effect of making the pointer point to a different object.</text:p>
      <text:p text:style-name="Body_20_Text">A pointer can point to a <text:span text:style-name="Code_20_Inline">const</text:span> object, or it can be a <text:span text:style-name="Code_20_Inline">const</text:span> pointer, or both. Define a pointer to <text:span text:style-name="Code_20_Inline">const</text:span> <text:span text:style-name="Code_20_Inline">int</text:span>:</text:p>
      <text:p text:style-name="Code_20_First">int const* p;</text:p>
      <text:p text:style-name="Code_20_Last">p = &amp;c;</text:p>
      <text:p text:style-name="Body_20_Text_20_Cont">Define a <text:span text:style-name="Code_20_Inline">const</text:span> pointer, that is, a pointer that is itself <text:span text:style-name="Code_20_Inline">const</text:span> and therefore cannot be the target of an assignment, but the dereferenced object can be the target:</text:p>
      <text:p text:style-name="Code_20_First">int * const q(&amp;c);</text:p>
      <text:p text:style-name="Code_20_Last">*q = 42;</text:p>
      <text:p text:style-name="Body_20_Text_20_Cont">Like any <text:span text:style-name="Code_20_Inline">const</text:span> object, you must supply an initializer, and you cannot modify the pointer. <text:change-start text:change-id="ct145129608"/>However, <text:change-end text:change-id="ct145129608"/><text:change text:change-id="ct141163112"/><text:change-start text:change-id="ct144260680"/>y<text:change-end text:change-id="ct144260680"/>ou can<text:change text:change-id="ct141107656"/> modify the object to which the pointer<text:change text:change-id="ct144060592"/> points.</text:p>
      <text:p text:style-name="Body_20_Text">You can define a reference to a pointer, just as you can define a reference to anything (except another reference):</text:p>
      <text:p text:style-name="Code_20_Single">int const*&amp;r(p);</text:p>
      <text:p text:style-name="Body_20_Text_20_Cont">Read this declaration the way you would read any other declaration: start by finding the declarator, <text:span text:style-name="Code_20_Inline">r</text:span>. Then read the declaration from the inside working your way outward. To the <text:soft-page-break/>left, see <text:span text:style-name="Code_20_Inline">&amp;</text:span>, telling you that <text:span text:style-name="Code_20_Inline">r</text:span> is a reference. To the right is the initializer, <text:span text:style-name="Code_20_Inline">(p)</text:span>, so <text:span text:style-name="Code_20_Inline">r</text:span> is a reference to <text:span text:style-name="Code_20_Inline">p</text:span>, that is, <text:span text:style-name="Code_20_Inline">r</text:span> is another name for the object <text:span text:style-name="Code_20_Inline">p</text:span>. Continuing to the left, see <text:span text:style-name="Code_20_Inline">*</text:span>, so <text:span text:style-name="Code_20_Inline">r</text:span> is a reference to a pointer. Finally, <text:span text:style-name="Code_20_Inline">int</text:span> tells you that <text:span text:style-name="Code_20_Inline">r</text:span> is a reference to a pointer to <text:span text:style-name="Code_20_Inline">int</text:span>. Thus, the initializer, which has type pointer to <text:span text:style-name="Code_20_Inline">int</text:span>, is valid.</text:p>
      <text:p text:style-name="Body_20_Text">What about the other way around? Can you define a pointer to a reference? <text:s/><text:span text:style-name="T3">The short answer is that you can’t. A pointer to a reference makes as little sense as a reference to a reference. References and pointers must refer or point to a real object.</text:span></text:p>
      <text:p text:style-name="P4">You can define a pointer to a pointer. Or a pointer to a pointer to a pointer to a pointer... Just keep track of the exact type of your pointer. The compiler ensures that you assign only expressions of the correct type:</text:p>
      <text:p text:style-name="P14">int x;</text:p>
      <text:p text:style-name="P6">int *y;</text:p>
      <text:p text:style-name="P6">int **z;</text:p>
      <text:p text:style-name="P6">y = &amp;x;</text:p>
      <text:p text:style-name="P12">z = &amp;y;</text:p>
      <text:p text:style-name="P8">Try <text:span text:style-name="Code_20_Inline">z = &amp;x</text:span> and <text:span text:style-name="Code_20_Inline">y = z</text:span>. What happens?</text:p>
      <text:p text:style-name="Body_20_Text"><text:span text:style-name="T3">Because </text:span><text:span text:style-name="Code_20_Inline"><text:span text:style-name="T3">x</text:span></text:span><text:span text:style-name="T3"> has type </text:span><text:span text:style-name="Code_20_Inline"><text:span text:style-name="T3">int</text:span></text:span><text:span text:style-name="T3">, </text:span><text:span text:style-name="Code_20_Inline"><text:span text:style-name="T3">&amp;x</text:span></text:span><text:span text:style-name="T3"> has type </text:span><text:span text:style-name="Code_20_Inline"><text:span text:style-name="T3">int*</text:span></text:span><text:span text:style-name="T3">, so you can assign </text:span><text:span text:style-name="Code_20_Inline"><text:span text:style-name="T3">&amp;x</text:span></text:span><text:span text:style-name="T3"> to </text:span><text:span text:style-name="Code_20_Inline"><text:span text:style-name="T3">y</text:span></text:span><text:span text:style-name="T3">, but not to </text:span><text:span text:style-name="Code_20_Inline"><text:span text:style-name="T3">z</text:span></text:span><text:span text:style-name="T3">, which has type </text:span><text:span text:style-name="Code_20_Inline"><text:span text:style-name="T3">int**</text:span></text:span><text:span text:style-name="T3">. The types must match, so you can’t assign </text:span><text:span text:style-name="Code_20_Inline"><text:span text:style-name="T3">z</text:span></text:span><text:span text:style-name="T3"> to </text:span><text:span text:style-name="Code_20_Inline"><text:span text:style-name="T3">y</text:span></text:span><text:span text:style-name="T3">, either.</text:span></text:p>
      <text:p text:style-name="P4">It took me long enough to get to the point, but now you can see how pointers help solve the problem of writing the dependency graph. Before <text:change-start text:change-id="ct150532328"/>we <text:change-end text:change-id="ct150532328"/>div<text:change-start text:change-id="ct141658176"/>e<text:change-end text:change-id="ct141658176"/><text:change text:change-id="ct144275664"/> into the code, however, <text:change-start text:change-id="ct144209632"/>let's <text:change-end text:change-id="ct144209632"/>take a moment to clarify some terminology.</text:p>
      <text:p text:style-name="Heading_20_1">Addresses <text:span text:style-name="T7">vs</text:span>. Pointers</text:p>
      <text:p text:style-name="Body_20_Text_20_First">Programmers are sticklers for details. The compilers and other tools we use daily force us to be. So let’s be absolutely clear about addresses and pointers.</text:p>
      <text:p text:style-name="Body_20_Text">An <text:span text:style-name="T7">address</text:span> is a memory location. It is an rvalue in C++ parlance, so you cannot modify or assign to an address. When a program takes the address of an object (with the <text:span text:style-name="Code_20_Inline">&amp;</text:span> operator), the result is a constant for the lifetime of that object. Like every other rvalue, an address in C++ has a type, which must be a pointer type.</text:p>
      <text:p text:style-name="Body_20_Text">A <text:span text:style-name="T7">pointer type</text:span> is more properly called an <text:span text:style-name="T7">address type</text:span> because the range of values that the type represents are addresses. Nonetheless, the term pointer type is more common because a pointer object has a pointer type.</text:p>
      <text:p text:style-name="Body_20_Text">A pointer type can denote multiple levels of indirection, that is, it can denote a pointer to a pointer to a pointer. You must declare each level of pointer indirection with an asterisk. In other words, <text:span text:style-name="Code_20_Inline">int*</text:span> is the type “pointer to <text:span text:style-name="Code_20_Inline">int</text:span>” and <text:span text:style-name="Code_20_Inline">int**</text:span> is “pointer to pointer to <text:span text:style-name="Code_20_Inline">int</text:span>.”</text:p>
      <text:p text:style-name="Body_20_Text">A <text:span text:style-name="T7">pointer</text:span> is an lvalue that has a pointer type. A pointer object, like any object, has a location in memory where the program can store a value. The value must have a type that is compatible with the pointer’s type, that is, the value must be an address of the correct type.</text:p>
      <text:p text:style-name="Heading_20_1">Dependency Graphs</text:p>
      <text:p text:style-name="Body_20_Text_20_First">Now let’s get back to the dependency graph. The graph can store pointers to artifacts. Each external file corresponds to a single <text:span text:style-name="Code_20_Inline">artifact</text:span> object in the program. That artifact can have many nodes in the graph pointing to it. If you update that artifact, all nodes that point to the artifact see the update. Thus, when a build rule updates an artifact, that m<text:change-start text:change-id="ct144216720"/>ay<text:change-end text:change-id="ct144216720"/><text:change text:change-id="ct140989304"/> change the file modification time. All nodes in the graph immediately see the new time.</text:p>
      <text:p text:style-name="Body_20_Text"><text:soft-page-break/>All that’s left to figure out is where these artifacts reside. For the sake of simplicity, I recommend a map, keyed by artifact name. The mapped values are artifact objects (not pointers). Take the address of an artifact to store pointers in the graph. <text:span text:style-name="T9">Go ahead; don’t wait for me.</text:span><text:span text:style-name="T3"> Using the </text:span><text:span text:style-name="T2">top</text:span><text:change-start text:change-id="ct141366800"/><text:span text:style-name="T2">ological_</text:span><text:change-end text:change-id="ct141366800"/><text:span text:style-name="T2">sort.hpp</text:span><text:span text:style-name="T3"> and </text:span><text:span text:style-name="T2">artifact.hpp</text:span><text:span text:style-name="T3"> headers, </text:span><text:span text:style-name="T9">rewrite </text:span><text:span text:style-name="T9"><text:variable-get text:name="chapter" office:value-type="float" style:data-style-name="N0">56</text:variable-get></text:span><text:span text:style-name="T9">-</text:span><text:span text:style-name="T9"><text:reference-ref text:reference-format="text" text:ref-name="pseudo_make_2_code">4</text:reference-ref></text:span><text:span text:style-name="T3"> to store </text:span><text:span text:style-name="Code_20_Inline"><text:span text:style-name="T3">artifact</text:span></text:span><text:span text:style-name="T3"> objects in a map, and </text:span><text:span text:style-name="Code_20_Inline"><text:span text:style-name="T3">artifact</text:span></text:span><text:span text:style-name="T3"> pointers in the graph. Compare your solution with Listing </text:span><text:span text:style-name="T3"><text:variable-get text:name="chapter" office:value-type="float" style:data-style-name="N0">56</text:variable-get></text:span><text:span text:style-name="T3">-</text:span><text:span text:style-name="T3"><text:reference-ref text:reference-format="text" text:ref-name="artifact_with_ptrs_code">5</text:reference-ref></text:span><text:span text:style-name="T3">.</text:span></text:p>
      <text:p text:style-name="Code_20_Caption"><text:span text:style-name="T3">Listing </text:span><text:span text:style-name="T3"><text:variable-get text:name="chapter" office:value-type="float" style:data-style-name="N0">56</text:variable-get></text:span><text:span text:style-name="T3">-</text:span><text:reference-mark-start text:name="artifact_with_ptrs_code"/><text:span text:style-name="T3"><text:sequence text:ref-name="refText4" text:name="Text" text:formula="ooow:Text+1" style:num-format="1">5</text:sequence></text:span><text:reference-mark-end text:name="artifact_with_ptrs_code"/><text:span text:style-name="T3">. Storing pointers in the dependency graph</text:span></text:p>
      <text:p text:style-name="Code_20_First">#include &lt;algorithm&gt;</text:p>
      <text:p text:style-name="Code">#include &lt;cstdlib&gt;</text:p>
      <text:p text:style-name="Code">#include &lt;iostream&gt;</text:p>
      <text:p text:style-name="Code">#include &lt;istream&gt;</text:p>
      <text:p text:style-name="Code">#include &lt;iterator&gt;</text:p>
      <text:p text:style-name="Code">#include &lt;map&gt;</text:p>
      <text:p text:style-name="Code">#include &lt;ostream&gt;</text:p>
      <text:p text:style-name="Code">#include &lt;set&gt;</text:p>
      <text:p text:style-name="Code">#include &lt;sstream&gt;</text:p>
      <text:p text:style-name="Code">#include &lt;stdexcept&gt;</text:p>
      <text:p text:style-name="Code">#include &lt;string&gt;</text:p>
      <text:p text:style-name="Code">#include &lt;vector&gt;</text:p>
      <text:p text:style-name="Code"/>
      <text:p text:style-name="Code">#include "artifact.hpp"</text:p>
      <text:p text:style-name="Code">#include "top<text:change-start text:change-id="ct141684864"/>ological_<text:change-end text:change-id="ct141684864"/>sort.hpp"</text:p>
      <text:p text:style-name="Code"/>
      <text:p text:style-name="Code">class dependency_graph</text:p>
      <text:p text:style-name="Code">{</text:p>
      <text:p text:style-name="Code">public:</text:p>
      <text:p text:style-name="Code_20_Bold"><text:s text:c="2"/>typedef std::map&lt;artifact*, std::set&lt;artifact*&gt; &gt; graph_type;</text:p>
      <text:p text:style-name="Code"/>
      <text:p text:style-name="Code_20_Bold"><text:s text:c="2"/>void store_dependency(artifact* target, artifact* dependency)</text:p>
      <text:p text:style-name="Code"><text:s text:c="2"/>{</text:p>
      <text:p text:style-name="Code"><text:s text:c="4"/>graph_[dependency].insert(target);</text:p>
      <text:p text:style-name="Code"><text:s text:c="2"/>}</text:p>
      <text:p text:style-name="Code"/>
      <text:p text:style-name="Code"><text:s text:c="2"/>graph_type const&amp; graph() const { return graph_; }</text:p>
      <text:p text:style-name="Code"/>
      <text:p text:style-name="Code"><text:s text:c="2"/>template&lt;class OutIter&gt;</text:p>
      <text:p text:style-name="Code"><text:s text:c="2"/>void sort(OutIter sorted)</text:p>
      <text:p text:style-name="Code"><text:s text:c="2"/>const</text:p>
      <text:p text:style-name="Code"><text:s text:c="2"/>{</text:p>
      <text:p text:style-name="Code"><text:s text:c="4"/>top<text:change-start text:change-id="ct143325400"/><text:span text:style-name="T1">ological_</text:span><text:change-end text:change-id="ct143325400"/>sort(graph_, sorted);</text:p>
      <text:p text:style-name="Code"><text:s text:c="2"/>}</text:p>
      <text:p text:style-name="Code"/>
      <text:p text:style-name="Code">private:</text:p>
      <text:p text:style-name="Code"><text:s text:c="2"/>graph_type graph_;</text:p>
      <text:p text:style-name="Code">};</text:p>
      <text:p text:style-name="Code"/>
      <text:p text:style-name="Code_20_Bold">std::map&lt;std::string, artifact&gt; artifacts;</text:p>
      <text:p text:style-name="Code_20_Bold"/>
      <text:p text:style-name="Code_20_Bold">artifact* lookup_artifact(std::string const&amp; name)</text:p>
      <text:p text:style-name="Code_20_Bold">{</text:p>
      <text:p text:style-name="Code_20_Bold"><text:s text:c="2"/>return &amp;artifacts[name];</text:p>
      <text:p text:style-name="Code_20_Bold">}</text:p>
      <text:p text:style-name="Code"><text:soft-page-break/></text:p>
      <text:p text:style-name="Code">int main()</text:p>
      <text:p text:style-name="Code">{</text:p>
      <text:p text:style-name="Code"><text:s text:c="2"/>dependency_graph graph;</text:p>
      <text:p text:style-name="Code"/>
      <text:p text:style-name="Code"><text:s text:c="2"/>std::string line;</text:p>
      <text:p text:style-name="Code"><text:s text:c="2"/>while (std::getline(std::cin, line))</text:p>
      <text:p text:style-name="Code"><text:s text:c="2"/>{</text:p>
      <text:p text:style-name="Code"><text:s text:c="4"/>std::string target_name, dependency_name;</text:p>
      <text:p text:style-name="Code"><text:s text:c="4"/>std::istringstream stream(line);</text:p>
      <text:p text:style-name="Code"><text:s text:c="4"/>if (stream &gt;&gt; target_name &gt;&gt; dependency_name)</text:p>
      <text:p text:style-name="Code"><text:s text:c="4"/>{</text:p>
      <text:p text:style-name="Code_20_Bold"><text:s text:c="6"/>artifact* target(lookup_artifact(target_name));</text:p>
      <text:p text:style-name="Code_20_Bold"><text:s text:c="6"/>artifact* dependency(lookup_artifact(dependency_name));</text:p>
      <text:p text:style-name="Code"><text:s text:c="6"/>graph.store_dependency(target, dependency);</text:p>
      <text:p text:style-name="Code"><text:s text:c="4"/>}</text:p>
      <text:p text:style-name="Code"><text:s text:c="4"/>else if (not target_name.empty())</text:p>
      <text:p text:style-name="Code"><text:s text:c="6"/>// Input line has a target with no dependency, so report an error.</text:p>
      <text:p text:style-name="Code"><text:s text:c="6"/>std::cerr &lt;&lt; "malformed input: target, " &lt;&lt; target_name &lt;&lt;</text:p>
      <text:p text:style-name="Code"><text:s text:c="19"/>", must be followed by a dependency name\n";</text:p>
      <text:p text:style-name="Code"><text:s text:c="4"/>// else ignore blank lines</text:p>
      <text:p text:style-name="Code"><text:s text:c="2"/>}</text:p>
      <text:p text:style-name="Code"/>
      <text:p text:style-name="Code"><text:s text:c="2"/>try {</text:p>
      <text:p text:style-name="Code_20_Bold"><text:s text:c="4"/>// Get the sorted artifacts in reverse order.</text:p>
      <text:p text:style-name="Code_20_Bold"><text:s text:c="4"/>std::vector&lt;artifact*&gt; sorted;</text:p>
      <text:p text:style-name="Code"><text:s text:c="4"/>graph.sort(std::back_inserter(sorted));</text:p>
      <text:p text:style-name="Code"><text:s text:c="4"/>// Then print the artifacts in the correct order.</text:p>
      <text:p text:style-name="Code_20_Bold"><text:s text:c="4"/>for (std::vector&lt;artifact*&gt;::reverse_iterator it(sorted.rbegin());</text:p>
      <text:p text:style-name="Code"><text:s text:c="9"/>it != sorted.rend();</text:p>
      <text:p text:style-name="Code"><text:s text:c="9"/>++it)</text:p>
      <text:p text:style-name="Code"><text:s text:c="4"/>{</text:p>
      <text:p text:style-name="Code_20_Bold"><text:s text:c="6"/>std::cout &lt;&lt; (*it)-&gt;name() &lt;&lt; '\n';</text:p>
      <text:p text:style-name="Code"><text:s text:c="4"/>}</text:p>
      <text:p text:style-name="Code"><text:s text:c="2"/>} catch (std::runtime_error const&amp; ex) {</text:p>
      <text:p text:style-name="Code"><text:s text:c="4"/>std::cerr &lt;&lt; ex.what() &lt;&lt; '\n';</text:p>
      <text:p text:style-name="Code"><text:s text:c="4"/>return EXIT_FAILURE;</text:p>
      <text:p text:style-name="Code"><text:s text:c="2"/>}</text:p>
      <text:p text:style-name="Code_20_Last">}</text:p>
      <text:p text:style-name="P3">As you can see, the program<text:change text:change-id="ct143423944"/> requires minimal changes, and the changes are all simplifications. As the program grows more complicated (as real programs inevitably do), the simplicity and elegance of pointers become<text:change text:change-id="ct143882304"/> more and more evident.</text:p>
      <text:p text:style-name="P4">Standard containers are extremely helpful, but sometimes a program needs greater control over its objects. It must create and destroy objects on its own schedule, not when functions start and end or when control enters or leaves a block. The next exploration tackles this problem by introducing dynamic memory.<text:change-start text:change-id="ct143825152"/><office:annotation><dc:creator>Matthew Moodie</dc:creator><dc:date>2008-09-12T00:00:00</dc:date><text:p>I quite like the example. It follows the general fast-paced approach used in the rest of the text. To mitigate some of Francis' concerns, it might be worth mentioning that IDEs do the same job as make, really. I found the topological sort example very interesting and I think our readers will too.</text:p></office:annotation><text:change-end text:change-id="ct143825152"/></text:p>
      <text:p text:style-name="P4"/>
      <text:p text:style-name="P4"><office:annotation><dc:creator>FWG</dc:creator><dc:date>2008-01-11T00:00:00</dc:date><text:p>Well that is an interesting and unusual motivation for pointers. However I do have some concern because quite a few programmers will be completely unfamiliar with 'make' because they will have used IDEs. That means that they will have to cope with three new ideas almost simultaneously, 'make', topological sorting and pointers. I think that might cause mental indigestion to quite a few.</text:p><text:p>In view of that I think you should reconsider the motivating example.</text:p><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StarSymbol" svg:font-family="StarSymbo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layout-grid-base-width="0.278in" style:layout-grid-snap-to-characters="true" style:layout-grid-square-mode="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dc:title>Exploration 56 - Pointers</dc:title>
    <dc:subject>Exploring C++</dc:subject>
    <meta:initial-creator>Ray Lischner</meta:initial-creator>
    <meta:creation-date>2006-03-30T10:01:31</meta:creation-date>
    <dc:creator>Ray Lischner</dc:creator>
    <dc:date>2008-09-21T12:12:59</dc:date>
    <meta:editing-cycles>186</meta:editing-cycles>
    <meta:editing-duration>P4DT4H48M55S</meta:editing-duration>
    <meta:user-defined meta:name="codex-configfile">apress-cpp-dox.xml</meta:user-defined>
    <meta:user-defined meta:name="codex-chapter-number">56</meta:user-defined>
    <meta:user-defined meta:name="Info 4"/>
    <meta:user-defined meta:name="codex-doxygen"/>
    <meta:document-statistic meta:table-count="0" meta:image-count="0" meta:object-count="0" meta:page-count="12" meta:paragraph-count="405" meta:word-count="4076" meta:character-count="25521"/>
  </office:meta>
</office:document-meta>
</file>